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4pt" officeooo:paragraph-rsid="0009de72" style:font-size-asian="16pt" style:font-size-complex="16pt"/>
    </style:style>
    <style:style style:name="P2" style:family="paragraph" style:parent-style-name="Heading_20_2">
      <style:paragraph-properties fo:break-before="page"/>
      <style:text-properties fo:font-size="14pt" officeooo:paragraph-rsid="0009de72" style:font-size-asian="16pt" style:font-size-complex="16pt"/>
    </style:style>
    <style:style style:name="P3" style:family="paragraph" style:parent-style-name="Heading_20_2">
      <style:paragraph-properties fo:break-before="page"/>
      <style:text-properties fo:font-size="14pt" officeooo:paragraph-rsid="000bb086" style:font-size-asian="16pt" style:font-size-complex="16pt"/>
    </style:style>
    <style:style style:name="P4" style:family="paragraph" style:parent-style-name="Heading_20_2">
      <style:text-properties fo:font-size="14pt" officeooo:paragraph-rsid="000bb086" style:font-size-asian="16pt" style:font-size-complex="16pt"/>
    </style:style>
    <style:style style:name="P5" style:family="paragraph" style:parent-style-name="Text_20_body">
      <style:text-properties officeooo:paragraph-rsid="0009de72"/>
    </style:style>
    <style:style style:name="P6" style:family="paragraph" style:parent-style-name="Text_20_body">
      <style:text-properties fo:font-size="10pt" officeooo:rsid="0009de72" officeooo:paragraph-rsid="0009de72" style:font-size-asian="16pt" style:font-size-complex="16pt"/>
    </style:style>
    <style:style style:name="P7" style:family="paragraph" style:parent-style-name="Text_20_body">
      <style:text-properties fo:font-size="10pt" officeooo:rsid="0009de72" officeooo:paragraph-rsid="000bb086" style:font-size-asian="16pt" style:font-size-complex="16pt"/>
    </style:style>
    <style:style style:name="P8" style:family="paragraph" style:parent-style-name="Text_20_body">
      <style:text-properties fo:font-size="10pt" style:font-size-asian="16pt" style:font-size-complex="16pt"/>
    </style:style>
    <style:style style:name="P9" style:family="paragraph" style:parent-style-name="Text_20_body">
      <style:text-properties fo:font-size="10pt" officeooo:paragraph-rsid="0009de72" style:font-size-asian="16pt" style:font-size-complex="16pt"/>
    </style:style>
    <style:style style:name="P10" style:family="paragraph" style:parent-style-name="Text_20_body">
      <style:text-properties fo:font-size="10pt" officeooo:paragraph-rsid="000bb086" style:font-size-asian="16pt" style:font-size-complex="16pt"/>
    </style:style>
    <style:style style:name="P11" style:family="paragraph" style:parent-style-name="Text_20_body">
      <style:text-properties fo:font-size="9pt" officeooo:rsid="0009de72" officeooo:paragraph-rsid="0009de72" style:font-size-asian="9pt" style:font-size-complex="9pt"/>
    </style:style>
    <style:style style:name="P12" style:family="paragraph" style:parent-style-name="Text_20_body">
      <style:text-properties fo:font-size="9pt" officeooo:paragraph-rsid="0009de72" style:font-size-asian="9pt" style:font-size-complex="9pt"/>
    </style:style>
    <style:style style:name="P13" style:family="paragraph" style:parent-style-name="Title">
      <style:text-properties fo:font-size="26pt" officeooo:rsid="0009de72" officeooo:paragraph-rsid="0009de72" style:font-size-asian="28pt" style:font-size-complex="28pt"/>
    </style:style>
    <style:style style:name="T1" style:family="text">
      <style:text-properties officeooo:rsid="0009de72"/>
    </style:style>
    <style:style style:name="T2" style:family="text">
      <style:text-properties officeooo:rsid="000bb0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odal intersting rules comparision</text:p>
      <text:h text:style-name="P1" text:outline-level="2">Pneumonia – scale semitones without mfcc</text:h>
      <text:p text:style-name="P6">▣ ⟨G⟩((max[cntrd] ≥ 1084.33) ∧ (std-[skwns] ≤ 0.08)) <text:s/>↣ <text:s/>Healthy : (ninstances = 101, ncovered = 17, coverage = 0.17, confidence = 1.0, lift = 2.02, natoms = 2, height = 2)</text:p>
      <text:p text:style-name="P6">▣ ⟨G⟩(max[mel8=1194Hz] ≤ -4.91) ∧ [G](max[cntrd] &lt; 1084.33) ∧ [G](std+[mel10=1687Hz] &lt; 0.42) ∧ [G]((max[mel8=1194Hz] ≤ -4.91) → [DBE](std+[mel13=2832Hz] &lt; 0.17)) <text:s/>↣ <text:s/>Pneumonia : (ninstances = 101, ncovered = 28, coverage = 0.28, confidence = 0.93, lift = 1.84, natoms = 5, height = 4)</text:p>
      <text:h text:style-name="P1" text:outline-level="2">Pneumonia – <text:span text:style-name="T1">scale semitones with mfcc</text:span></text:h>
      <text:p text:style-name="P8">▣ ⟨G⟩((max[mfcc3] ≤ -0.52) ∧ ⟨L⟩(max[crest] ≤ 20.89)) ∧ [G](max[mfcc2] &gt; 1.6) ∧ [G]((max[mfcc3] ≤ -0.52) → [D̅B̅E̅](max[mfcc4] &gt; -0.53)) ∧ [G]((max[mfcc3] ≤ -0.52) → [DBE](max[flatn] &lt; 0.1)) ∧ [G]((max[mfcc3] ≤ -0.52) → [G](sumdiagcov-[mel11=2005Hz] &gt; 0.0)) ∧ [G]((max[mfcc3] ≤ -0.52) → [L]((max[crest] ≤ 20.89) → (std-[mel6=845Hz] &gt; 0.0))) <text:s/>↣ <text:s/>Healthy : (ninstances = 101, ncovered = 12, coverage = 0.12, confidence = 0.58, lift = 1.05, natoms = 12, height = 8)</text:p>
      <text:p text:style-name="P8">▣ [G](max[mfcc2] &gt; 1.6) ∧ [G](max[mfcc3] &gt; -0.52) ∧ [G](max[mel12=2383Hz] &gt; 0.0) ∧ [G](std+[mfcc6] &lt; 0.32) <text:s/>↣ <text:s/>Pneumonia : (ninstances = 101, ncovered = 25, coverage = 0.25, confidence = 0.96, lift = 2.15, natoms = 4, height = 4)</text:p>
      <text:p text:style-name="P8">▣ ⟨G⟩((max[mfcc2] ≤ 1.6) ∧ ⟨D̅B̅E̅⟩(min[mfcc5] ≥ -0.01)) ∧ [G]((max[mfcc2] ≤ 1.6) → [G](max[mfcc5] &lt; 0.91)) <text:s/>↣ <text:s/>Healthy : (ninstances = 101, ncovered = 40, coverage = 0.4, confidence = 0.92, lift = 1.67, natoms = 4, height = 4)</text:p>
      <text:h text:style-name="P1" text:outline-level="2">Pneumonia – <text:span text:style-name="T1">scale mel_htk without mfcc</text:span></text:h>
      <text:p text:style-name="P9">▣ ⟨G⟩((max[cntrd] ≥ 1099.63) ∧ ⟨AO⟩(max[decrs] ≥ -0.04)) <text:s/>↣ <text:s/>Healthy : (ninstances = 101, ncovered = 24, coverage = 0.24, confidence = 0.96, lift = 1.98, natoms = 2, height = 3)</text:p>
      <text:p text:style-name="P9">▣ ⟨G⟩((max[mel11=1179Hz] ≤ -4.59) ∧ ⟨L⟩(std-[mel22=2829Hz] ≤ 0.02)) ∧ [G](max[cntrd] &lt; 1099.63) ∧ [G](std+[mel15=1663Hz] &lt; 0.47) ∧ [G]((max[mel11=1179Hz] ≤ -4.59) → [AO](min[skwns] &gt; 1.42)) ∧ [G]((max[mel11=1179Hz] ≤ -4.59) → [L]((std-[mel22=2829Hz] ≤ 0.02) → (std-[mel6=710Hz] &gt; 0.0))) <text:s/>↣ <text:s/>Pneumonia : (ninstances = 101, ncovered = 31, coverage = 0.31, confidence = 0.94, lift = 1.82, natoms = 9, height = 7)</text:p>
      <text:h text:style-name="P1" text:outline-level="2" text:is-list-header="true">Pneumonia – <text:span text:style-name="T1">scale mel_htk with mfcc</text:span></text:h>
      <text:p text:style-name="P9">▣ ⟨G⟩((max[mfcc3] ≤ 0.07) ∧ ⟨A̅O̅⟩(min[mfcc2] ≤ 2.06)) <text:s/>↣ <text:s/>Healthy : (ninstances = 101, ncovered = 25, coverage = 0.25, confidence = 1.0, lift = 2.06, natoms = 2, height = 3)</text:p>
      <text:p text:style-name="P9">▣ [G](max[mfcc3] &gt; 0.07) ∧ [G](max[mfcc2] &gt; 1.93) ∧ [G](max[mel10=1074Hz] &gt; 0.0) ∧ [G](mean_longstretch1+[mel4=558Hz] &lt; 9.0) <text:s/>↣ <text:s/>Pneumonia : (ninstances = 101, ncovered = 37, coverage = 0.37, confidence = 0.97, lift = 1.89, natoms = 4, height = 4)</text:p>
      <text:h text:style-name="P1" text:outline-level="2" text:is-list-header="true"/>
      <text:h text:style-name="P2" text:outline-level="2">Bronchiectasis – scale semitones without mfcc</text:h>
      <text:p text:style-name="P6">▣ [G](max[mel7=1005Hz] &lt; -4.14) ∧ [G](std-[mel13=2832Hz] &gt; 0.0) <text:s/>↣ <text:s/>Healthy : (ninstances = 36, ncovered = 6, coverage = 0.17, confidence = 0.67, lift = 1.33, natoms = 2, height = 2)</text:p>
      <text:p text:style-name="P6">▣ ⟨G⟩((max[mel7=1005Hz] ≥ -4.14) ∧ ⟨AO⟩((max[kurts] ≤ 6.44) ∧ ⟨D̅B̅E̅⟩((mean[mel7=1005Hz] ≤ -4.18) ∧ ⟨D̅B̅E̅⟩((median[decrs] ≥ -0.36) ∧ (std+[mel1=357Hz] ≥ 0.48))))) <text:s/>↣ <text:s/>Healthy : (ninstances = 36, ncovered = 6, coverage = 0.17, confidence = 1.0, lift = 2.0, natoms = 5, height = 8)</text:p>
      <text:p text:style-name="P6">▣ ⟨G⟩((max[mel7=1005Hz] ≥ -4.14) ∧ ⟨AO⟩(max[kurts] ≤ 6.44)) ∧ [G]((max[mel7=1005Hz] ≥ -4.14) → [AO]((max[kurts] ≤ 6.44) → [D̅B̅E̅](mean[mel7=1005Hz] &gt; -4.18))) ∧ [G]((max[mel7=1005Hz] ≥ -4.14) → [AO]((max[kurts] ≤ 6.44) → (max[mel11=2005Hz] &gt; -5.05))) <text:s/>↣ <text:s/>Bronchiectasis : (ninstances = 36, ncovered = 6, coverage = 0.17, confidence = 1.0, lift = 2.0, natoms = 8, height = 7)</text:p>
      <text:p text:style-name="P6">▣ ⟨G⟩(max[mel7=1005Hz] ≥ -4.14) ∧ [G]((max[mel7=1005Hz] ≥ -4.14) → [AO](max[kurts] &gt; 6.44)) <text:s/>↣ <text:s/>Bronchiectasis : (ninstances = 36, ncovered = 10, coverage = 0.28, confidence = 0.8, lift = 1.6, natoms = 3, height = 4)</text:p>
      <text:h text:style-name="P1" text:outline-level="2">Bronchiectasis – <text:span text:style-name="T1">scale semitones with mfcc</text:span></text:h>
      <text:p text:style-name="P9">▣ ⟨G⟩(max[kurts] ≤ 5.06) ∧ [G]((max[kurts] ≤ 5.06) → [D̅B̅E̅](median[mel8=1194Hz] &gt; 0.0)) <text:s/>↣ <text:s/>Bronchiectasis : (ninstances = 36, ncovered = 5, coverage = 0.14, confidence = 1.0, lift = 2.25, natoms = 3, height = 4)</text:p>
      <text:p text:style-name="P9">▣ ⟨G⟩(std+[mel2=424Hz] ≥ 0.01) ∧ [G](max[kurts] &gt; 5.06) ∧ [G](max[mel7=1005Hz] &gt; 0.0) <text:s/>↣ <text:s/>Bronchiectasis : (ninstances = 36, ncovered = 6, coverage = 0.17, confidence = 0.83, lift = 1.88, natoms = 3, height = 3)</text:p>
      <text:p text:style-name="P9">▣ ⟨G⟩((max[kurts] ≤ 5.06) ∧ ⟨D̅B̅E̅⟩(median[mel8=1194Hz] ≤ 0.0)) ∧ [G]((max[kurts] ≤ 5.06) → [D̅B̅E̅]((median[mel8=1194Hz] ≤ 0.0) → (quantile_hh+[mel9=1419Hz] &lt; 2.2))) <text:s/>↣ <text:s/>Healthy : (ninstances = 36, ncovered = 16, coverage = 0.44, confidence = 0.94, lift = 1.69, natoms = 5, height = 5)</text:p>
      <text:h text:style-name="P1" text:outline-level="2">Bronchiectasis – <text:span text:style-name="T1">scale mel_htk without mfcc</text:span></text:h>
      <text:p text:style-name="P9">▣ ⟨G⟩(max[flux] ≤ 0.01) ∧ [G]((max[flux] ≤ 0.01) → [G](max[kurts] &gt; 5.19)) ∧ [G]((max[flux] ≤ 0.01) → [D̅B̅E̅](max[mel10=1074Hz] &gt; -5.53)) ∧ [G]((max[flux] ≤ 0.01) → (max[mel9=975Hz] &lt; -4.67)) <text:s/>↣ <text:s/>Bronchiectasis : (ninstances = 36, ncovered = 5, coverage = 0.14, confidence = 1.0, lift = 1.8, natoms = 7, height = 6)</text:p>
      <text:p text:style-name="P9">▣ ⟨G⟩((max[flux] ≤ 0.01) ∧ ⟨G⟩(max[kurts] ≤ 5.19)) ∧ [G]((max[flux] ≤ 0.01) → [G]((max[kurts] ≤ 5.19) → (sumdiagcov-[mel1=359Hz] &gt; 0.01))) <text:s/>↣ <text:s/>Healthy : (ninstances = 36, ncovered = 8, coverage = 0.22, confidence = 1.0, lift = 2.25, natoms = 5, height = 5)</text:p>
      <text:p text:style-name="P9">▣ ⟨G⟩(std+[flatn] ≥ 0.01) ∧ [G](max[flux] &gt; 0.01) ∧ [G](std+[sprd] &lt; 197.9) <text:s/>↣ <text:s/>Bronchiectasis : (ninstances = 36, ncovered = 13, coverage = 0.36, confidence = 0.92, lift = 1.66, natoms = 3, height = 3)</text:p>
      <text:h text:style-name="P1" text:outline-level="2">Bronchiectasis – <text:span text:style-name="T1">scale mel_htk with mfcc</text:span></text:h>
      <text:p text:style-name="P9">▣ ⟨G⟩(max[mfcc4] ≥ 0.43) ∧ [G](std+[mel2=421Hz] &lt; 0.02) ∧ [G]((max[mfcc4] ≥ 0.43) → [D̅B̅E̅](max[mfcc6] &gt; 0.6)) ∧ [G]((max[mfcc4] ≥ 0.43) → (min[mel1=359Hz] &lt; 0.02)) <text:s/>↣ <text:s/>Bronchiectasis : (ninstances = 36, ncovered = 4, coverage = 0.11, confidence = 1.0, lift = 2.12, natoms = 6, height = 5)</text:p>
      <text:p text:style-name="P9">▣ ⟨G⟩(mean_longstretch1+[mel1=359Hz] ≥ 4.0) ∧ [G](std+[mel2=421Hz] &lt; 0.02) ∧ [G](max[mfcc4] &lt; 0.43) ∧ [G](max[mfcc7] &gt; -0.79) <text:s/>↣ <text:s/>Bronchiectasis : (ninstances = 36, ncovered = 5, coverage = 0.14, confidence = 0.8, lift = 1.69, natoms = 4, height = 4)</text:p>
      <text:p text:style-name="P9">▣ ⟨G⟩((std+[mel2=421Hz] ≥ 0.02) ∧ (min[mel1=359Hz] ≥ 0.0)) <text:s/>↣ <text:s/>Bronchiectasis : (ninstances = 36, ncovered = 9, coverage = 0.25, confidence = 1.0, lift = 2.12, natoms = 2, height = 2)</text:p>
      <text:p text:style-name="P9">▣ ⟨G⟩((max[mfcc4] ≥ 0.43) ∧ ⟨D̅B̅E̅⟩((max[mfcc6] ≤ 0.6) ∧ ⟨AO⟩(min[mfcc5] ≥ 0.34))) ∧ [G](std+[mel2=421Hz] &lt; 0.02) <text:s/>↣ <text:s/>Healthy : (ninstances = 36, ncovered = 16, coverage = 0.44, confidence = 1.0, lift = 1.89, natoms = 4, height = 6)</text:p>
      <text:p text:style-name="P9"/>
      <text:h text:style-name="P2" text:outline-level="2"><text:span text:style-name="T1">COPD</text:span> – scale semitones without mfcc</text:h>
      <text:p text:style-name="P11">▣ ⟨G⟩((max[mel1=357Hz] ≤ -3.83) ∧ ⟨L̅⟩((max[mel13=2832Hz] ≥ -8.07) ∧ (max[skwns] ≤ 1.57) ∧ ⟨D̅B̅E̅⟩(std-[cntrd] ≤ 13.24))) ∧ [G]((max[mel1=357Hz] ≤ -3.83) → [L̅]((max[mel13=2832Hz] ≥ -8.07) → (max[skwns] ≤ 1.57) → [G](std+[entrp] &lt; 0.11))) ∧ [G]((max[mel1=357Hz] ≤ -3.83) → [L̅]((max[mel13=2832Hz] ≥ -8.07) → (max[skwns] ≤ 1.57) → [D̅B̅E̅]((std-[cntrd] ≤ 13.24) → (std+[mel2=424Hz] &lt; 0.41)))) <text:s/>↣ <text:s/>Healthy : (ninstances = 110, ncovered = 11, coverage = 0.1, confidence = 0.91, lift = 1.85, natoms = 13, height = 8)</text:p>
      <text:p text:style-name="P11">▣ ⟨G⟩(max[mel1=357Hz] ≤ -3.83) ∧ [G]((max[mel1=357Hz] ≤ -3.83) → [L̅](max[mel13=2832Hz] &lt; -8.07)) <text:s/>↣ <text:s/>COPD : (ninstances = 110, ncovered = 13, coverage = 0.12, confidence = 1.0, lift = 1.96, natoms = 3, height = 4)</text:p>
      <text:p text:style-name="P11">▣ [G](max[mel1=357Hz] &gt; -3.83) ∧ [G](max[mel12=2383Hz] &lt; -4.46) ∧ [G](max[cntrd] &lt; 986.78) ∧ [G](max[mel7=1005Hz] &lt; -2.36) <text:s/>↣ <text:s/>COPD : (ninstances = 110, ncovered = 14, coverage = 0.13, confidence = 0.93, lift = 1.82, natoms = 4, height = 4)</text:p>
      <text:p text:style-name="P11">▣ ⟨G⟩(max[mel12=2383Hz] ≥ -4.46) ∧ [G](max[mel1=357Hz] &gt; -3.83) <text:s/>↣ <text:s/>COPD : (ninstances = 110, ncovered = 17, coverage = 0.15, confidence = 1.0, lift = 1.96, natoms = 2, height = 2)</text:p>
      <text:p text:style-name="P11">▣ ⟨G⟩((max[mel1=357Hz] ≤ -3.83) ∧ ⟨L̅⟩((max[mel13=2832Hz] ≥ -8.07) ∧ (max[skwns] ≤ 1.57) ∧ ⟨G⟩(std+[entrp] ≥ 0.11))) <text:s/>↣ <text:s/>Healthy : (ninstances = 110, ncovered = 35, coverage = 0.32, confidence = 0.94, lift = 1.92, natoms = 4, height = 6)</text:p>
      <text:h text:style-name="P1" text:outline-level="2"><text:span text:style-name="T1">COPD</text:span> – <text:span text:style-name="T1">scale semitones with mfcc</text:span></text:h>
      <text:p text:style-name="P12">▣ ⟨G⟩((max[mfcc6] ≥ 0.05) ∧ (max[mfcc5] ≤ 0.24)) ∧ [G](max[mel5=711Hz] &gt; 0.0) <text:s/>↣ <text:s/>COPD : (ninstances = 110, ncovered = 28, coverage = 0.25, confidence = 0.96, lift = 2.04, natoms = 3, height = 3)</text:p>
      <text:p text:style-name="P12">▣ ⟨G⟩((max[mel5=711Hz] ≤ 0.0) ∧ ⟨AO⟩((min[cntrd] ≥ 984.58) ∧ ⟨AO⟩(min[mfcc4] ≥ 0.44))) ∧ [G]((max[mel5=711Hz] ≤ 0.0) → [AO]((min[cntrd] ≥ 984.58) → [AO]((min[mfcc4] ≥ 0.44) → [G](max[mel10=1687Hz] &gt; 0.0)))) <text:s/>↣ <text:s/>Healthy : (ninstances = 110, ncovered = 34, coverage = 0.31, confidence = 0.97, lift = 1.84, natoms = 7, height = 8)</text:p>
      <text:h text:style-name="P1" text:outline-level="2"><text:span text:style-name="T1">COPD</text:span> – <text:span text:style-name="T1">scale mel_htk without mfcc</text:span></text:h>
      <text:p text:style-name="P12">▣ ⟨G⟩(max[mel4=558Hz] ≤ -4.45) ∧ [G]((max[mel4=558Hz] ≤ -4.45) → (max[mel21=2632Hz] &lt; -7.98)) <text:s/>↣ <text:s/>COPD : (ninstances = 110, ncovered = 19, coverage = 0.17, confidence = 0.95, lift = 1.56, natoms = 3, height = 3)</text:p>
      <text:p text:style-name="P12">▣ ⟨G⟩((max[mel4=558Hz] ≤ -4.45) ∧ (max[mel21=2632Hz] ≥ -7.98) ∧ ⟨A̅O̅⟩(max[skwns] ≤ 1.44)) ∧ [G]((max[mel4=558Hz] ≤ -4.45) → (max[mel21=2632Hz] ≥ -7.98) → [A̅O̅]((max[skwns] ≤ 1.44) → [DBE](sumdiagcov-[mel24=3257Hz] &gt; 0.01))) <text:s/>↣ <text:s/>Healthy : (ninstances = 110, ncovered = 24, coverage = 0.22, confidence = 0.96, lift = 2.45, natoms = 7, height = 7)</text:p>
      <text:p text:style-name="P12">▣ [G](max[mel4=558Hz] &gt; -4.45) ∧ [G](max[mel18=2106Hz] &gt; -6.18) ∧ [G](max[mel2=421Hz] &gt; -3.86) <text:s/>↣ <text:s/>COPD : (ninstances = 110, ncovered = 31, coverage = 0.28, confidence = 0.97, lift = 1.59, natoms = 3, height = 3)</text:p>
      <text:h text:style-name="P1" text:outline-level="2"><text:span text:style-name="T1">COPD</text:span> – <text:span text:style-name="T1">scale mel_htk with mfcc</text:span></text:h>
      <text:p text:style-name="P12">▣ ⟨G⟩((max[mel4=558Hz] ≤ 0.0) ∧ ⟨D̅B̅E̅⟩((quantile_hh+[mel20=2447Hz] ≥ 1.89) ∧ (std-[flatn] ≤ 0.05))) ∧ [G]((max[mel4=558Hz] ≤ 0.0) → [D̅B̅E̅]((quantile_hh+[mel20=2447Hz] ≥ 1.89) → [AO](mean[mfcc3] &gt; 0.12))) ∧ [G]((max[mel4=558Hz] ≤ 0.0) → [D̅B̅E̅]((quantile_hh+[mel20=2447Hz] ≥ 1.89) → [A̅O̅](min[mel3=488Hz] &gt; 0.0))) <text:s/>↣ <text:s/>COPD : (ninstances = 110, ncovered = 11, coverage = 0.1, confidence = 0.64, lift = 1.3, natoms = 9, height = 7)</text:p>
      <text:p text:style-name="P12">▣ ⟨G⟩(max[mfcc7] ≥ -0.26) ∧ [G](max[mel4=558Hz] &gt; 0.0) ∧ [G]((max[mfcc7] ≥ -0.26) → [D̅B̅E̅](mean[mel2=421Hz] &gt; 0.0)) <text:s/>↣ <text:s/>COPD : (ninstances = 110, ncovered = 29, coverage = 0.26, confidence = 0.97, lift = 1.97, natoms = 4, height = 4)</text:p>
      <text:p text:style-name="P12">▣ ⟨G⟩((max[mel4=558Hz] ≤ 0.0) ∧ ⟨D̅B̅E̅⟩((quantile_hh+[mel20=2447Hz] ≥ 1.89) ∧ ⟨AO⟩((mean[mfcc3] ≤ 0.12) ∧ ⟨AO⟩(std-[mel1=359Hz] ≤ 0.0)))) ∧ [G]((max[mel4=558Hz] ≤ 0.0) → [D̅B̅E̅]((quantile_hh+[mel20=2447Hz] ≥ 1.89) → [AO]((mean[mfcc3] ≤ 0.12) → [AO]((std-[mel1=359Hz] ≤ 0.0) → (median[mfcc13] &gt; -0.37))))) <text:s/>↣ <text:s/>Healthy : (ninstances = 110, ncovered = 39, coverage = 0.35, confidence = 0.95, lift = 1.86, natoms = 9, height = 9)</text:p>
      <text:p text:style-name="P9"/>
      <text:h text:style-name="P2" text:outline-level="2"><text:span text:style-name="T1">URTI</text:span> – scale semitones without mfcc</text:h>
      <text:p text:style-name="P6">▣ ⟨G⟩(max[flatn] ≥ 0.14) ∧ [G]((max[flatn] ≥ 0.14) → [L](max[flatn] &lt; 0.28)) ∧ [G]((max[flatn] ≥ 0.14) → [L̅](sumdiagcov-[flatn] &gt; 0.01)) ∧ [G]((max[flatn] ≥ 0.14) → [D̅B̅E̅](max[crest] &gt; 15.22)) <text:s/>↣ <text:s/>Healthy : (ninstances = 86, ncovered = 12, coverage = 0.14, confidence = 0.5, lift = 1.08, natoms = 7, height = 6)</text:p>
      <text:p text:style-name="P6">▣ ⟨G⟩((max[mel7=1005Hz] ≤ -4.79) ∧ ⟨AO⟩(sumdiagcov-[entrp] ≤ 0.04)) ∧ [G](max[flatn] &lt; 0.14) ∧ [G]((max[mel7=1005Hz] ≤ -4.79) → [D̅B̅E̅](max[mel8=1194Hz] &gt; -6.82)) ∧ [G]((max[mel7=1005Hz] ≤ -4.79) → [A̅O̅](mean_longstretch1+[mel4=599Hz] &lt; 8.0)) <text:s/>↣ <text:s/>URTI : (ninstances = 86, ncovered = 21, coverage = 0.24, confidence = 0.9, lift = 1.69, natoms = 7, height = 6)</text:p>
      <text:h text:style-name="P1" text:outline-level="2"><text:span text:style-name="T1">URTI</text:span> – <text:span text:style-name="T1">scale semitones with mfcc</text:span></text:h>
      <text:p text:style-name="P9">▣ ⟨G⟩((max[mfcc2] ≥ 5.02) ∧ ⟨A̅O̅⟩(std-[sprd] ≤ 1.03)) <text:s/>↣ <text:s/>URTI : (ninstances = 86, ncovered = 9, coverage = 0.1, confidence = 0.78, lift = 1.37, natoms = 2, height = 3)</text:p>
      <text:p text:style-name="P9">▣ ⟨G⟩(max[skwns] ≤ 1.13) ∧ [G](max[mfcc2] &lt; 5.02) ∧ [G](max[mfcc4] &gt; -0.03) ∧ [G](std+[skwns] &lt; 3.45) ∧ [G](std+[mfcc4] &lt; 0.61) ∧ [G]((max[skwns] ≤ 1.13) → [A̅O̅](max[cntrd] &gt; 690.0)) ∧ [G]((max[skwns] ≤ 1.13) → [G](sumdiagcov-[mel3=504Hz] &gt; 0.0)) <text:s/>↣ <text:s/>Healthy : (ninstances = 86, ncovered = 10, coverage = 0.12, confidence = 0.5, lift = 1.16, natoms = 9, height = 7)</text:p>
      <text:p text:style-name="P9">▣ ⟨G⟩((max[mfcc2] ≥ 5.02) ∧ (mean[flatn] ≥ 0.02) ∧ ⟨G⟩(std+[entrp] ≥ 0.1)) ∧ [G]((max[mfcc2] ≥ 5.02) → [A̅O̅](std-[sprd] &gt; 1.03)) ∧ [G]((max[mfcc2] ≥ 5.02) → [L](std+[mel13=2832Hz] &lt; 0.0)) ∧ [G]((max[mfcc2] ≥ 5.02) → (mean[flatn] ≥ 0.02) → [L](std-[mel2=424Hz] &gt; 0.0)) <text:s/>↣ <text:s/>URTI : (ninstances = 86, ncovered = 12, coverage = 0.14, confidence = 0.83, lift = 1.46, natoms = 10, height = 7)</text:p>
      <text:h text:style-name="P1" text:outline-level="2"><text:span text:style-name="T1">URTI</text:span> – <text:span text:style-name="T1">scale mel_htk without mfcc</text:span></text:h>
      <text:p text:style-name="P9">▣ ⟨G⟩((max[rllff] ≥ 2156.25) ∧ (sumdiagcov-[mel1=359Hz] ≤ 0.04)) ∧ [G]((max[rllff] ≥ 2156.25) → [L](std+[slope] &lt; 0.0)) <text:s/>↣ <text:s/>Healthy : (ninstances = 86, ncovered = 11, coverage = 0.13, confidence = 0.73, lift = 1.42, natoms = 4, height = 4)</text:p>
      <text:p text:style-name="P9">▣ ⟨G⟩(max[mel11=1179Hz] ≤ -4.56) ∧ [G](max[rllff] &lt; 2156.25) ∧ [G]((max[mel11=1179Hz] ≤ -4.56) → [A̅O̅](max[mel9=975Hz] &gt; -6.37)) ∧ [G]((max[mel11=1179Hz] ≤ -4.56) → [G](max[mel15=1663Hz] &lt; -4.4)) <text:s/>↣ <text:s/>URTI : (ninstances = 86, ncovered = 14, coverage = 0.16, confidence = 0.86, lift = 1.76, natoms = 6, height = 5)</text:p>
      <text:h text:style-name="P1" text:outline-level="2"><text:span text:style-name="T1">URTI</text:span> – <text:span text:style-name="T1">scale mel_htk with mfcc</text:span></text:h>
      <text:p text:style-name="P9">▣ ⟨G⟩((max[mfcc2] ≤ 2.89) ∧ ⟨D̅B̅E̅⟩((mean[mfcc13] ≤ 0.0) ∧ ⟨G⟩(std+[mel8=882Hz] ≥ 0.0))) ∧ [G]((max[mfcc2] ≤ 2.89) → [DBE](max[mfcc4] &lt; 0.57)) ∧ [G]((max[mfcc2] ≤ 2.89) → [D̅B̅E̅]((mean[mfcc13] ≤ 0.0) → (mean[mfcc4] &gt; -0.44))) ∧ [G]((max[mfcc2] ≤ 2.89) → [D̅B̅E̅]((mean[mfcc13] ≤ 0.0) → [G]((std+[mel8=882Hz] ≥ 0.0) → [A̅O̅](mean[mfcc11] &lt; 0.3)))) ∧ [G]((max[mfcc2] ≤ 2.89) → [D̅B̅E̅]((mean[mfcc13] ≤ 0.0) → [G]((std+[mel8=882Hz] ≥ 0.0) → (quantile_hh+[mel2=421Hz] &lt; 2.17)))) <text:s/>↣ <text:s/>URTI : (ninstances = 86, ncovered = 9, coverage = 0.1, confidence = 0.67, lift = 1.33, natoms = 16, height = 9)</text:p>
      <text:p text:style-name="P9">▣ ⟨G⟩((max[mel11=1179Hz] ≤ 0.0) ∧ ⟨AO⟩((min[mfcc10] ≥ 0.28) ∧ (max[mel1=359Hz] ≤ 0.0))) ∧ [G](max[mfcc2] &gt; 2.89) ∧ [G]((max[mel11=1179Hz] ≤ 0.0) → (max[mel13=1407Hz] &gt; 0.0)) <text:s/>↣ <text:s/>URTI : (ninstances = 86, ncovered = 14, coverage = 0.16, confidence = 0.86, lift = 1.71, natoms = 6, height = 6)</text:p>
      <text:p text:style-name="P9">▣ ⟨G⟩((max[mfcc2] ≤ 2.89) ∧ ⟨DBE⟩(max[mfcc4] ≥ 0.57)) ∧ [G]((max[mfcc2] ≤ 2.89) → [DBE]((max[mfcc4] ≥ 0.57) → [L](std+[mel3=488Hz] &lt; 0.0))) <text:s/>↣ <text:s/>Healthy : (ninstances = 86, ncovered = 18, coverage = 0.21, confidence = 0.78, lift = 1.56, natoms = 5, height = 6)</text:p>
      <text:p text:style-name="P9"/>
      <text:h text:style-name="P3" text:outline-level="2"><text:span text:style-name="T2">Bronchiolitis</text:span> – scale semitones without mfcc</text:h>
      <text:p text:style-name="P7">▣ [G](max[crest] &lt; 39.35) ∧ [G](sumdiagcov-[entrp] &gt; 0.0) <text:s/>↣ <text:s/>Healthy : (ninstances = 56, ncovered = 9, coverage = 0.16, confidence = 1.0, lift = 1.93, natoms = 2, height = 2)</text:p>
      <text:p text:style-name="P7">▣ ⟨G⟩((max[crest] ≥ 39.35) ∧ ⟨AO⟩((median[flux] ≥ 0.21) ∧ ⟨AO⟩((min[mel4=599Hz] ≤ -5.09) ∧ (max[mel8=1194Hz] ≥ -5.55)))) ∧ [G]((max[crest] ≥ 39.35) → [AO]((median[flux] ≥ 0.21) → [AO]((min[mel4=599Hz] ≤ -5.09) → [L](max[crest] &gt; 15.83)))) <text:s/>↣ <text:s/>Bronchiolitis : (ninstances = 56, ncovered = 17, coverage = 0.3, confidence = 0.88, lift = 1.83, natoms = 8, height = 8)</text:p>
      <text:h text:style-name="P4" text:outline-level="2"><text:span text:style-name="T2">Bronchiolitis</text:span> – <text:span text:style-name="T1">scale semitones with mfcc</text:span></text:h>
      <text:p text:style-name="P10">▣ [G](max[crest] &lt; 39.35) ∧ [G](std-[mel11=2005Hz] &gt; 0.0) <text:s/>↣ <text:s/>Healthy : (ninstances = 56, ncovered = 12, coverage = 0.21, confidence = 0.83, lift = 1.94, natoms = 2, height = 2)</text:p>
      <text:p text:style-name="P10">▣ ⟨G⟩((max[crest] ≥ 39.35) ∧ ⟨AO⟩((mean[mel1=357Hz] ≥ 0.0) ∧ (mean[mfcc1] ≤ -19.99))) ∧ [G]((max[crest] ≥ 39.35) → [AO]((mean[mel1=357Hz] ≥ 0.0) → (mean[mfcc1] ≤ -19.99) → [AO](min[mel3=504Hz] &gt; 0.0))) <text:s/>↣ <text:s/>Bronchiolitis : (ninstances = 56, ncovered = 14, coverage = 0.25, confidence = 0.93, lift = 1.63, natoms = 7, height = 7)</text:p>
      <text:h text:style-name="P4" text:outline-level="2"><text:span text:style-name="T2">Bronchiolitis</text:span> – <text:span text:style-name="T1">scale mel_htk without mfcc</text:span></text:h>
      <text:p text:style-name="P10">▣ ⟨G⟩((max[cntrd] ≤ 489.66) ∧ ⟨A̅O̅⟩((min[skwns] ≤ 2.99) ∧ ⟨L⟩(std+[mel2=421Hz] ≥ 0.7))) ∧ [G]((max[cntrd] ≤ 489.66) → [A̅O̅]((min[skwns] ≤ 2.99) → [L̅](std+[mel13=1407Hz] &lt; 0.52))) ∧ [G]((max[cntrd] ≤ 489.66) → [A̅O̅]((min[skwns] ≤ 2.99) → [L](max[mel3=488Hz] &gt; -6.22))) ∧ [G]((max[cntrd] ≤ 489.66) → [A̅O̅]((min[skwns] ≤ 2.99) → [L]((std+[mel2=421Hz] ≥ 0.7) → (std-[mel4=558Hz] &gt; 0.16)))) ∧ [G]((max[cntrd] ≤ 489.66) → [A̅O̅]((min[skwns] ≤ 2.99) → [L]((std+[mel2=421Hz] ≥ 0.7) → (min[mel1=359Hz] &gt; -5.48)))) <text:s/>↣ <text:s/>Bronchiolitis : (ninstances = 56, ncovered = 7, coverage = 0.12, confidence = 0.86, lift = 1.85, natoms = 17, height = 9)</text:p>
      <text:p text:style-name="P10">▣ ⟨G⟩((max[cntrd] ≤ 489.66) ∧ ⟨G⟩(std-[mel3=488Hz] ≤ 0.02)) ∧ [G]((max[cntrd] ≤ 489.66) → [A̅O̅](min[skwns] &gt; 2.99)) <text:s/>↣ <text:s/>Healthy : (ninstances = 56, ncovered = 7, coverage = 0.12, confidence = 1.0, lift = 1.87, natoms = 4, height = 4)</text:p>
      <text:p text:style-name="P10">▣ ⟨G⟩(std-[mel3=488Hz] ≤ 0.01) ∧ [G](max[cntrd] &gt; 489.66) <text:s/>↣ <text:s/>Healthy : (ninstances = 56, ncovered = 9, coverage = 0.16, confidence = 1.0, lift = 1.87, natoms = 2, height = 2)</text:p>
      <text:p text:style-name="P10">▣ ⟨G⟩((max[cntrd] ≤ 489.66) ∧ ⟨A̅O̅⟩((min[skwns] ≤ 2.99) ∧ ⟨L̅⟩(std+[mel13=1407Hz] ≥ 0.52))) <text:s/>↣ <text:s/>Bronchiolitis : (ninstances = 56, ncovered = 15, coverage = 0.27, confidence = 0.87, lift = 1.87, natoms = 3, height = 5)</text:p>
      <text:h text:style-name="P4" text:outline-level="2"><text:span text:style-name="T2">Bronchiolitis</text:span> – <text:span text:style-name="T1">scale mel_htk with mfcc</text:span></text:h>
      <text:p text:style-name="P10">▣ ⟨G⟩(quantile_hh+[decrs] ≥ 2.16) ∧ [G](max[cntrd] &gt; 489.66) ∧ [G](max[mfcc8] &gt; -0.17) <text:s/>↣ <text:s/>Healthy : (ninstances = 56, ncovered = 7, coverage = 0.12, confidence = 0.71, lift = 1.6, natoms = 3, height = 3)</text:p>
      <text:p text:style-name="P10">▣ ⟨G⟩(max[cntrd] ≤ 489.66) ∧ [G]((max[cntrd] ≤ 489.66) → [L̅](max[mfcc3] &gt; 0.09)) ∧ [G]((max[cntrd] ≤ 489.66) → [A̅O̅](median[crest] &gt; 29.84)) <text:s/>↣ <text:s/>Healthy : (ninstances = 56, ncovered = 8, coverage = 0.14, confidence = 0.5, lift = 1.12, natoms = 5, height = 5)</text:p>
      <text:p text:style-name="P10">▣ ⟨G⟩(max[mfcc8] ≤ -0.17) ∧ [G](max[cntrd] &gt; 489.66) <text:s/>↣ <text:s/>Healthy : (ninstances = 56, ncovered = 8, coverage = 0.14, confidence = 0.88, lift = 1.96, natoms = 2, height = 2)</text:p>
      <text:p text:style-name="P10">▣ ⟨G⟩((max[cntrd] ≤ 489.66) ∧ ⟨L̅⟩((max[mfcc3] ≤ 0.09) ∧ ⟨G⟩((max[mel1=359Hz] ≥ 0.0) ∧ ⟨AO⟩((max[mel11=1179Hz] ≤ 0.0) ∧ (min[decrs] ≤ -1.46))))) <text:s/>↣ <text:s/>Bronchiolitis : (ninstances = 56, ncovered = 20, coverage = 0.36, confidence = 0.8, lift = 1.45, natoms = 5, height = 8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1:44:43.289736723</meta:creation-date>
    <dc:date>2024-09-04T12:02:53.050519198</dc:date>
    <meta:editing-duration>PT7M44S</meta:editing-duration>
    <meta:editing-cycles>1</meta:editing-cycles>
    <meta:document-statistic meta:table-count="0" meta:image-count="0" meta:object-count="0" meta:page-count="5" meta:paragraph-count="79" meta:word-count="2724" meta:character-count="16804" meta:non-whitespace-character-count="14023"/>
    <meta:generator>LibreOffice/24.2.5.2$Linux_X86_64 LibreOffice_project/d6e8b0f3fc6e8af2b00cf4969fd0d2fa45b9a62e</meta:generator>
  </office:meta>
</office:document-meta>
</file>